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ecopilación de los cortometrajes existentes, incluidos los que sólo tienen una parte del metraje localizado y de géneros tan variados como escenas de trucos, comedia, reconstrucción histórica o erótico, entre otros, coloreados a mano, algunos, y todos, diseñados, interpretados, realizados y producidos por Georges Méliès, desde 1986 hasta 1913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7T16:01:31.833000000</dc:date>
    <meta:editing-duration>PT14S</meta:editing-duration>
    <meta:editing-cycles>3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" meta:word-count="49" meta:character-count="346" meta:non-whitespace-character-count="297"/>
  </office:meta>
</office:document-meta>
</file>